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le1" style:family="table">
      <style:table-properties style:width="18.008cm" table:align="margins" fo:keep-with-next="always"/>
    </style:style>
    <style:style style:name="Table1.A" style:family="table-column">
      <style:table-column-properties style:column-width="3.099cm" style:rel-column-width="11278*"/>
    </style:style>
    <style:style style:name="Table1.B" style:family="table-column">
      <style:table-column-properties style:column-width="3.893cm" style:rel-column-width="14167*"/>
    </style:style>
    <style:style style:name="Table1.C" style:family="table-column">
      <style:table-column-properties style:column-width="4.179cm" style:rel-column-width="15207*"/>
    </style:style>
    <style:style style:name="Table1.D" style:family="table-column">
      <style:table-column-properties style:column-width="6.837cm" style:rel-column-width="2488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000000" style:font-name-asian="Helv" style:font-name-complex="Helv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3cf9ea"/>
    </style:style>
    <style:style style:name="P11" style:family="paragraph" style:parent-style-name="Standard">
      <style:paragraph-properties fo:text-align="center" style:justify-single-word="false"/>
      <style:text-properties fo:color="#007826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2" style:family="paragraph" style:parent-style-name="Standard">
      <style:text-properties fo:color="#3399ff"/>
    </style:style>
    <style:style style:name="P13" style:family="paragraph" style:parent-style-name="Standard">
      <style:paragraph-properties fo:text-align="center" style:justify-single-word="false"/>
      <style:text-properties fo:color="#3399ff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399ff" style:font-name="Calibri5" fo:font-size="20pt" fo:font-weight="bold" officeooo:rsid="00904c51" officeooo:paragraph-rsid="00904c51" style:font-size-asian="20pt" style:font-weight-asian="bold" style:font-size-complex="20pt" style:font-weight-complex="bold"/>
    </style:style>
    <style:style style:name="P15" style:family="paragraph" style:parent-style-name="Standard">
      <style:text-properties officeooo:paragraph-rsid="009b2ffc"/>
    </style:style>
    <style:style style:name="P16" style:family="paragraph" style:parent-style-name="Standard">
      <style:paragraph-properties fo:text-align="justify" style:justify-single-word="false"/>
      <style:text-properties officeooo:rsid="00a21c96" officeooo:paragraph-rsid="00a23be5"/>
    </style:style>
    <style:style style:name="P17" style:family="paragraph" style:parent-style-name="Standard">
      <style:paragraph-properties fo:text-align="justify" style:justify-single-word="false"/>
      <style:text-properties officeooo:rsid="00a28965" officeooo:paragraph-rsid="00a28965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text-properties style:font-name="Calibri5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26" style:family="paragraph" style:parent-style-name="Table_20_Contents">
      <style:text-properties officeooo:rsid="0099b15f" officeooo:paragraph-rsid="0099b15f"/>
    </style:style>
    <style:style style:name="P27" style:family="paragraph" style:parent-style-name="Table_20_Contents">
      <style:text-properties fo:font-weight="bold" officeooo:rsid="0099b15f" officeooo:paragraph-rsid="0099b15f" style:font-weight-asian="bold" style:font-weight-complex="bold"/>
    </style:style>
    <style:style style:name="P28" style:family="paragraph" style:parent-style-name="Table_20_Contents">
      <style:text-properties fo:font-weight="bold" officeooo:rsid="009b2ffc" officeooo:paragraph-rsid="009b2ffc" style:font-weight-asian="bold" style:font-weight-complex="bold"/>
    </style:style>
    <style:style style:name="P29" style:family="paragraph" style:parent-style-name="Table_20_Contents">
      <style:text-properties fo:font-weight="bold" officeooo:rsid="009f4105" officeooo:paragraph-rsid="009f4105" style:font-weight-asian="bold" style:font-weight-complex="bold"/>
    </style:style>
    <style:style style:name="P30" style:family="paragraph" style:parent-style-name="Table_20_Contents">
      <style:text-properties fo:font-weight="bold" officeooo:rsid="009f9e9f" officeooo:paragraph-rsid="009f9e9f" style:font-weight-asian="bold" style:font-weight-complex="bold"/>
    </style:style>
    <style:style style:name="P31" style:family="paragraph" style:parent-style-name="Table_20_Contents">
      <style:text-properties officeooo:rsid="009f4105" officeooo:paragraph-rsid="009f4105"/>
    </style:style>
    <style:style style:name="P32" style:family="paragraph" style:parent-style-name="Table_20_Contents">
      <style:text-properties officeooo:rsid="00a0a96a" officeooo:paragraph-rsid="00a0a96a"/>
    </style:style>
    <style:style style:name="P33" style:family="paragraph" style:parent-style-name="Illustration_20_Index_20_Heading">
      <style:paragraph-properties fo:break-before="page"/>
    </style:style>
    <style:style style:name="P34" style:family="paragraph" style:parent-style-name="Illustration_20_Index_20_Heading">
      <style:paragraph-properties fo:break-before="page"/>
      <style:text-properties officeooo:rsid="0029107c"/>
    </style:style>
    <style:style style:name="P35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36" style:family="paragraph" style:parent-style-name="Table">
      <style:text-properties fo:font-style="normal" style:font-style-asian="normal" style:font-style-complex="normal"/>
    </style:style>
    <style:style style:name="P37" style:family="paragraph" style:parent-style-name="Table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38" style:family="paragraph" style:parent-style-name="Standard" style:list-style-name=""/>
    <style:style style:name="P39" style:family="paragraph" style:parent-style-name="Standard">
      <style:paragraph-properties fo:text-align="center" style:justify-single-word="false"/>
      <style:text-properties fo:color="#3399ff" style:font-name="IBMLogo" fo:font-size="36pt" fo:font-weight="bold" officeooo:rsid="00ace7aa" officeooo:paragraph-rsid="00ace7aa" style:font-size-asian="36pt" style:font-weight-asian="bold" style:font-size-complex="36pt" style:font-weight-complex="bold"/>
    </style:style>
    <style:style style:name="P40" style:family="paragraph" style:parent-style-name="Standard">
      <style:text-properties officeooo:rsid="009befbc" officeooo:paragraph-rsid="00b0aeb6"/>
    </style:style>
    <style:style style:name="P41" style:family="paragraph" style:parent-style-name="Standard">
      <style:paragraph-properties fo:text-align="justify" style:justify-single-word="false"/>
      <style:text-properties officeooo:rsid="009dc89e" officeooo:paragraph-rsid="009dc89e"/>
    </style:style>
    <style:style style:name="P42" style:family="paragraph" style:parent-style-name="Standard">
      <style:text-properties officeooo:rsid="00b0aeb6" officeooo:paragraph-rsid="00b0aeb6"/>
    </style:style>
    <style:style style:name="P43" style:family="paragraph" style:parent-style-name="Standard">
      <style:paragraph-properties fo:text-align="justify" style:justify-single-word="false"/>
      <style:text-properties officeooo:rsid="00a48d92" officeooo:paragraph-rsid="00a48d92"/>
    </style:style>
    <style:style style:name="P44" style:family="paragraph" style:parent-style-name="Standard">
      <style:text-properties officeooo:paragraph-rsid="00b63cb8"/>
    </style:style>
    <style:style style:name="P45" style:family="paragraph" style:parent-style-name="Standard">
      <style:paragraph-properties fo:text-align="justify" style:justify-single-word="false"/>
      <style:text-properties officeooo:rsid="00bd2b37" officeooo:paragraph-rsid="00bd2b37"/>
    </style:style>
    <style:style style:name="P46" style:family="paragraph" style:parent-style-name="Standard">
      <style:text-properties officeooo:paragraph-rsid="00bd2b37"/>
    </style:style>
    <style:style style:name="P47" style:family="paragraph" style:parent-style-name="Standard">
      <style:text-properties officeooo:rsid="00c00222" officeooo:paragraph-rsid="00bd2b37"/>
    </style:style>
    <style:style style:name="P48" style:family="paragraph" style:parent-style-name="Standard">
      <style:text-properties officeooo:paragraph-rsid="00c00222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officeooo:rsid="009befbc" officeooo:paragraph-rsid="00b0aeb6"/>
    </style:style>
    <style:style style:name="P5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9befbc" officeooo:paragraph-rsid="00b63cb8"/>
    </style:style>
    <style:style style:name="P51" style:family="paragraph" style:parent-style-name="Heading_20_2">
      <style:text-properties officeooo:rsid="009b2ffc" officeooo:paragraph-rsid="009b2ffc"/>
    </style:style>
    <style:style style:name="P52" style:family="paragraph" style:parent-style-name="Heading_20_2">
      <style:text-properties officeooo:rsid="009dc89e" officeooo:paragraph-rsid="009dc89e"/>
    </style:style>
    <style:style style:name="P53" style:family="paragraph" style:parent-style-name="Heading_20_2">
      <style:text-properties officeooo:rsid="00b63cb8" officeooo:paragraph-rsid="00b63cb8"/>
    </style:style>
    <style:style style:name="P54" style:family="paragraph" style:parent-style-name="Heading_20_2">
      <style:text-properties officeooo:rsid="00c00222" officeooo:paragraph-rsid="00c00222"/>
    </style:style>
    <style:style style:name="P55" style:family="paragraph" style:parent-style-name="Heading_20_1">
      <style:text-properties officeooo:rsid="00848b7d"/>
    </style:style>
    <style:style style:name="P56" style:family="paragraph" style:parent-style-name="Heading_20_1">
      <style:text-properties officeooo:rsid="00b46ce7" officeooo:paragraph-rsid="00b46ce7"/>
    </style:style>
    <style:style style:name="P57" style:family="paragraph" style:parent-style-name="Heading_20_1">
      <style:text-properties officeooo:rsid="00bd2b37" officeooo:paragraph-rsid="00bd2b37"/>
    </style:style>
    <style:style style:name="P58" style:family="paragraph" style:parent-style-name="Heading_20_1">
      <style:text-properties officeooo:rsid="0098b910" officeooo:paragraph-rsid="0098b910"/>
    </style:style>
    <style:style style:name="P59" style:family="paragraph" style:parent-style-name="Heading_20_1">
      <style:text-properties officeooo:rsid="00be72cc" officeooo:paragraph-rsid="00be72cc"/>
    </style:style>
    <style:style style:name="P60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61" style:family="paragraph" style:parent-style-name="Heading_20_1">
      <style:paragraph-properties fo:break-before="page"/>
      <style:text-properties officeooo:rsid="00bd2b37" officeooo:paragraph-rsid="00bd2b37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P64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508cm" style:type="right" style:leader-style="dotted" style:leader-text="."/>
        </style:tab-stops>
      </style:paragraph-properties>
    </style:style>
    <style:style style:name="P66" style:family="paragraph" style:parent-style-name="Table_20_Contents">
      <style:text-properties officeooo:rsid="00aed7b7" officeooo:paragraph-rsid="00aed7b7"/>
    </style:style>
    <style:style style:name="P67" style:family="paragraph" style:parent-style-name="Table_20_index_20_heading" style:master-page-name="Index">
      <style:paragraph-properties style:page-number="auto"/>
    </style:style>
    <style:style style:name="T1" style:family="text">
      <style:text-properties officeooo:rsid="0099696d"/>
    </style:style>
    <style:style style:name="T2" style:family="text">
      <style:text-properties officeooo:rsid="00a23be5"/>
    </style:style>
    <style:style style:name="T3" style:family="text">
      <style:text-properties officeooo:rsid="00a6522d"/>
    </style:style>
    <style:style style:name="T4" style:family="text">
      <style:text-properties officeooo:rsid="00a75a51"/>
    </style:style>
    <style:style style:name="T5" style:family="text">
      <style:text-properties officeooo:rsid="00b0b193"/>
    </style:style>
    <style:style style:name="T6" style:family="text">
      <style:text-properties officeooo:rsid="00b376b1"/>
    </style:style>
    <style:style style:name="T7" style:family="text">
      <style:text-properties officeooo:rsid="00b63cb8"/>
    </style:style>
    <style:style style:name="T8" style:family="text">
      <style:text-properties officeooo:rsid="00b8928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/>
      <text:p text:style-name="Standard"/>
      <text:p text:style-name="Standard"/>
      <text:p text:style-name="P11"/>
      <text:p text:style-name="P11"/>
      <text:p text:style-name="P11"/>
      <text:p text:style-name="P13">ABAPSpace</text:p>
      <text:p text:style-name="P14">ABAP <text:span text:style-name="T1">NAMESPACE REFACTORING</text:span></text:p>
      <text:p text:style-name="P12"/>
      <text:p text:style-name="P12"/>
      <text:p text:style-name="P12"/>
      <text:p text:style-name="P12"/>
      <text:p text:style-name="P12"/>
      <text:p text:style-name="P39">MANUAL</text:p>
      <text:p text:style-name="P6"/>
      <text:p text:style-name="P9"/>
      <text:p text:style-name="P9"/>
      <text:p text:style-name="P5"/>
      <text:p text:style-name="P5"><text:s text:c="9"/></text:p>
      <text:p text:style-name="P8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62">TABLE OF CONTENTS</text:p>
          </text:index-title>
          <text:p text:style-name="P64">LIST OF FIGURES<text:tab/>3</text:p>
          <text:p text:style-name="P64">TABLE DIRECTORY<text:tab/>IV</text:p>
          <text:p text:style-name="P64">LIST OF ABBREVIATIONS<text:tab/>V</text:p>
          <text:p text:style-name="P64">1. <text:s/>INTRODUCTION???<text:tab/>VI</text:p>
          <text:p text:style-name="P64">2. <text:s/>ENHANCED OBJECT POLICY<text:tab/>VI</text:p>
          <text:p text:style-name="P65">2.1 <text:s/>ABAP OBJECT IDENTIFIER<text:tab/>VI</text:p>
          <text:p text:style-name="P64">3. <text:s/>REPLACEMENT<text:tab/>VI</text:p>
          <text:p text:style-name="P65">3.1 <text:s/>WITH OBJECT POLICY<text:tab/>VI</text:p>
          <text:p text:style-name="P65">3.2 <text:s/>WITHOUT OBJECT POLICY<text:tab/>VI</text:p>
          <text:p text:style-name="P65">3.3 <text:s/>SUPPLEMENT<text:tab/>VI</text:p>
          <text:p text:style-name="P64">4. <text:s/>PRESET<text:tab/>VII</text:p>
          <text:p text:style-name="P65">4.1 <text:s/>XML???<text:tab/>VII</text:p>
          <text:p text:style-name="P64">5. <text:s/>ABAPSpace<text:tab/>VII</text:p>
          <text:p text:style-name="P64">LIST OF REFERENCES<text:tab/>VIII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33">LIST OF FIGURES</text:p>
          </text:index-title>
        </text:index-body>
      </text:illustration-index>
      <text:h text:style-name="P38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67">TABLE DIRECTORY</text:p>
          </text:index-title>
          <text:p text:style-name="P37">Table 1: ABAP Object Identifier<text:tab/>VI</text:p>
        </text:index-body>
      </text:table-index>
      <text:h text:style-name="P38" text:outline-level="1"/>
      <text:p text:style-name="P34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/>
          </table:table-cell>
          <table:table-cell table:style-name="Tabelle2.A1" office:value-type="string">
            <text:p text:style-name="P25"/>
          </table:table-cell>
        </table:table-row>
        <table:table-row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23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3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3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3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3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3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2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2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2"/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7"/>
          </table:table-cell>
        </table:table-row>
      </table:table>
      <text:h text:style-name="P55" text:outline-level="1" text:is-list-header="true"/>
      <text:h text:style-name="P61" text:outline-level="1">INTRODUCTION???</text:h>
      <text:p text:style-name="P45">ABAPSpace is a Java tool for namespace refactoring.</text:p>
      <text:p text:style-name="P46"/>
      <text:h text:style-name="P58" text:outline-level="1">ENHANCED OBJECT POLICY</text:h>
      <text:p text:style-name="P42">The enhanced object policy expects an object name as follows:</text:p>
      <text:p text:style-name="P40"/>
      <text:p text:style-name="P49">&lt;NAMESPACE&gt;&lt;OBJECT_<text:span text:style-name="T5">IDENTIFIER</text:span>&gt;&lt;OBJECT_<text:span text:style-name="T8">NAME</text:span>&gt; </text:p>
      <text:h text:style-name="P51" text:outline-level="2">ABAP OBJECT <text:span text:style-name="T4">IDENTIFIER</text:span></text:h>
      <text:p text:style-name="P16">Specific checks based on specific ABAP objects can only be made, if an object was recognized as such. <text:span text:style-name="T2">The detection is only performed on the basis of source files, without the SAP system. To enable such checks, the object name must indicate what the object type is.</text:span></text:p>
      <text:p text:style-name="P16"/>
      <text:p text:style-name="P17">Therefore, the following object <text:span text:style-name="T6">identifier</text:span> are required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ABAP Object</text:p>
          </table:table-cell>
          <table:table-cell table:style-name="Table1.A1" office:value-type="string">
            <text:p text:style-name="P28"><text:s/><text:span text:style-name="T4">Object Identifier</text:span></text:p>
          </table:table-cell>
          <table:table-cell table:style-name="Table1.A1" office:value-type="string">
            <text:p text:style-name="P30">Maximum Length</text:p>
          </table:table-cell>
          <table:table-cell table:style-name="Table1.D1" office:value-type="string">
            <text:p text:style-name="P29">Description</text:p>
          </table:table-cell>
        </table:table-row>
        <table:table-row>
          <table:table-cell table:style-name="Table1.A2" office:value-type="string">
            <text:p text:style-name="P26">Class</text:p>
          </table:table-cell>
          <table:table-cell table:style-name="Table1.B2" office:value-type="string">
            <text:p text:style-name="P26">CL</text:p>
          </table:table-cell>
          <table:table-cell table:style-name="Table1.C2" office:value-type="string">
            <text:p text:style-name="P32">30</text:p>
          </table:table-cell>
          <table:table-cell table:style-name="Table1.D2" office:value-type="string">
            <text:p text:style-name="P31">Abbreviation is SAP default</text:p>
          </table:table-cell>
        </table:table-row>
        <table:table-row>
          <table:table-cell table:style-name="Table1.A3" office:value-type="string">
            <text:p text:style-name="P26">Interface</text:p>
          </table:table-cell>
          <table:table-cell table:style-name="Table1.B3" office:value-type="string">
            <text:p text:style-name="P26">IF</text:p>
          </table:table-cell>
          <table:table-cell table:style-name="Table1.C3" office:value-type="string">
            <text:p text:style-name="P32">30</text:p>
          </table:table-cell>
          <table:table-cell table:style-name="Table1.D3" office:value-type="string">
            <text:p text:style-name="P31">Abbreviation is SAP default</text:p>
          </table:table-cell>
        </table:table-row>
        <table:table-row>
          <table:table-cell table:style-name="Table1.A4" office:value-type="string">
            <text:p text:style-name="P66">Package</text:p>
          </table:table-cell>
          <table:table-cell table:style-name="Table1.B4" office:value-type="string">
            <text:p text:style-name="P66">PA</text:p>
          </table:table-cell>
          <table:table-cell table:style-name="Table1.C4" office:value-type="string">
            <text:p text:style-name="P32"/>
          </table:table-cell>
          <table:table-cell table:style-name="Table1.D4" office:value-type="string">
            <text:p text:style-name="P31"/>
          </table:table-cell>
        </table:table-row>
      </table:table>
      <text:p text:style-name="P36">Table <text:sequence text:ref-name="refTable0" text:name="Table" text:formula="ooow:Table+1" style:num-format="1">1</text:sequence>: ABAP Object Identifier</text:p>
      <text:p text:style-name="P10"/>
      <text:p text:style-name="P43">There are already standard identifiers <text:span text:style-name="T3">like classes (CL) or interfaces (IF)</text:span>. Further ones are defined on this basis.</text:p>
      <text:p text:style-name="P43"/>
      <text:h text:style-name="P56" text:outline-level="1">REPLACEMENT</text:h>
      <text:h text:style-name="P53" text:outline-level="2">WITH OBJECT POLICY</text:h>
      <text:p text:style-name="P44"/>
      <text:p text:style-name="P50">&lt;NAMESPACE&gt;&lt;OBJECT_<text:span text:style-name="T7">IDENTIFIER</text:span>&gt;&lt;SUPPLEMENT&gt;&lt;OBJECT_<text:span text:style-name="T8">NAME</text:span>&gt; </text:p>
      <text:h text:style-name="P53" text:outline-level="2">WITHOUT OBJECT POLICY</text:h>
      <text:p text:style-name="P44"/>
      <text:p text:style-name="P50">&lt;NAMESPACE&gt;&lt;SUPPLEMENT&gt;&lt;OBJECT_<text:span text:style-name="T8">NAME</text:span>&gt; </text:p>
      <text:h text:style-name="P52" text:outline-level="2">SUPPLEMENT</text:h>
      <text:p text:style-name="P41">The supplement is a specific prefix to group objects. For example, objects belong to a specific development package or project.</text:p>
      <text:p text:style-name="P41"/>
      <text:h text:style-name="P59" text:outline-level="1"><text:soft-page-break/>PRESET</text:h>
      <text:h text:style-name="P54" text:outline-level="2">XML???</text:h>
      <text:p text:style-name="P48"/>
      <text:h text:style-name="P57" text:outline-level="1">ABAPSpace</text:h>
      <text:p text:style-name="P47"/>
      <text:p text:style-name="P35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0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1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4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style:font-name="Calibri4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ABAPSpace</text:p>
      </style:header>
      <style:footer>
        <text:p text:style-name="MP2"><text:page-number text:select-page="current"/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ABAPSpace</text:p>
      </style:header>
      <style:footer>
        <text:p text:style-name="MP3"><text:page-number text:select-page="current">V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8-05-02T23:16:36.732448970</dc:date>
    <meta:editing-duration>PT20H19M14S</meta:editing-duration>
    <meta:editing-cycles>548</meta:editing-cycles>
    <meta:generator>LibreOffice/5.1.6.2$Linux_X86_64 LibreOffice_project/10m0$Build-2</meta:generator>
    <meta:document-statistic meta:table-count="3" meta:image-count="0" meta:object-count="0" meta:page-count="8" meta:paragraph-count="62" meta:word-count="251" meta:character-count="1639" meta:non-whitespace-character-count="1436"/>
  </office:meta>
</office:document-meta>
</file>